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496cm"/>
    </style:style>
    <style:style style:name="co1" style:family="table-column">
      <style:table-column-properties fo:break-before="auto" style:column-width="2.829cm"/>
    </style:style>
    <style:style style:name="co7" style:family="table-column">
      <style:table-column-properties fo:break-before="auto" style:column-width="5.355cm"/>
    </style:style>
    <style:style style:name="co8" style:family="table-column">
      <style:table-column-properties fo:break-before="auto" style:column-width="2.302cm"/>
    </style:style>
    <style:style style:name="co9" style:family="table-column">
      <style:table-column-properties fo:break-before="auto" style:column-width="3.163cm"/>
    </style:style>
    <style:style style:name="co10" style:family="table-column">
      <style:table-column-properties fo:break-before="auto" style:column-width="3.357cm"/>
    </style:style>
    <style:style style:name="co11" style:family="table-column">
      <style:table-column-properties fo:break-before="auto" style:column-width="2.663cm"/>
    </style:style>
    <style:style style:name="co12" style:family="table-column">
      <style:table-column-properties fo:break-before="auto" style:column-width="3.745cm"/>
    </style:style>
    <style:style style:name="co13" style:family="table-column">
      <style:table-column-properties fo:break-before="auto" style:column-width="3.246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Courier New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4" style:family="table-cell" style:parent-style-name="Default">
      <style:text-properties style:font-name="Courier New"/>
    </style:style>
  </office:automatic-styles>
  <office:body>
    <office:spreadsheet>
      <table:table table:name="FLVER" table:style-name="ta1" table:print="false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19" table:default-cell-style-name="ce1"/>
        <table:table-row table:style-name="ro1">
          <table:table-cell office:value-type="string">
            <text:p>Header</text:p>
          </table:table-cell>
          <table:table-cell office:value-type="string">
            <text:p>0x80</text:p>
          </table:table-cell>
          <table:table-cell office:value-type="string">
            <text:p>struc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0x6 string</text:p>
          </table:table-cell>
          <table:table-cell office:value-type="string">
            <text:p>"FLVER"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06</text:p>
          </table:table-cell>
          <table:table-cell office:value-type="string">
            <text:p>0x2 string</text:p>
          </table:table-cell>
          <table:table-cell office:value-type="string">
            <text:p>"L" or "B" endia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08</text:p>
          </table:table-cell>
          <table:table-cell office:value-type="string">
            <text:p>long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Data offse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Data siz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Hitbox coun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Material coun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one coun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esh coun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VertexInfo count</text:p>
          </table:table-cell>
          <table:table-cell table:number-columns-repeated="1020"/>
        </table:table-row>
        <table:table-row table:style-name="ro1">
          <table:table-cell table:style-name="ce2"/>
          <table:table-cell table:number-columns-repeated="1022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C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0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2"/>
        </table:table-row>
        <table:table-row table:style-name="ro1">
          <table:table-cell table:style-name="ce2" office:value-type="string">
            <text:p>+0x0034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8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C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2"/>
        </table:table-row>
        <table:table-row table:style-name="ro1">
          <table:table-cell table:style-name="ce2" office:value-type="string">
            <text:p>+0x0040</text:p>
          </table:table-cell>
          <table:table-cell office:value-type="string">
            <text:p>long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4</text:p>
          </table:table-cell>
          <table:table-cell office:value-type="string">
            <text:p>long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long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C</text:p>
          </table:table-cell>
          <table:table-cell office:value-type="string">
            <text:p>long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Faceset cou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VertexDescriptor cou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Material parameter cou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>
            <text:p>+0x005C</text:p>
          </table:table-cell>
          <table:table-cell office:value-type="string">
            <text:p>0x24</text:p>
          </table:table-cell>
          <table:table-cell office:value-type="string">
            <text:p>zero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nd struct</text:p>
          </table:table-cell>
          <table:table-cell table:number-columns-repeated="1022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HitBoxStruct</text:p>
          </table:table-cell>
          <table:table-cell office:value-type="string">
            <text:p>0x40</text:p>
          </table:table-cell>
          <table:table-cell office:value-type="string">
            <text:p>struc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4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8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D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E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F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4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byte</text:p>
          </table:table-cell>
          <table:table-cell office:value-type="string">
            <text:p>DmyPoly ID?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1D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E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F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4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C</text:p>
          </table:table-cell>
          <table:table-cell office:value-type="string">
            <text:p>shor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E</text:p>
          </table:table-cell>
          <table:table-cell office:value-type="string">
            <text:p>shor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0</text:p>
          </table:table-cell>
          <table:table-cell office:value-type="string">
            <text:p>0x10</text:p>
          </table:table-cell>
          <table:table-cell office:value-type="string">
            <text:p>zero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nd struct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Material</text:p>
          </table:table-cell>
          <table:table-cell office:value-type="string">
            <text:p>0x20</text:p>
          </table:table-cell>
          <table:table-cell office:value-type="string">
            <text:p>struc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Name offse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MTD name offse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Param coun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Param startIndex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Data size from name offset to end of g_whatev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zer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zer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zero</text:p>
          </table:table-cell>
          <table:table-cell table:number-columns-repeated="1020"/>
        </table:table-row>
        <table:table-row table:style-name="ro1">
          <table:table-cell office:value-type="string">
            <text:p>end struct</text:p>
          </table:table-cell>
          <table:table-cell table:number-columns-repeated="1022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 table:number-rows-repeated="104850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MG" table:style-name="ta1" table:print="false">
        <table:table-column table:style-name="co6" table:number-columns-repeated="1024" table:default-cell-style-name="ce1"/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Unknown flags</text:p>
          </table:table-cell>
          <table:table-cell table:number-columns-repeated="1021"/>
        </table:table-row>
        <table:table-row table:style-name="ro1"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Length of file</text:p>
          </table:table-cell>
          <table:table-cell table:number-columns-repeated="1021"/>
        </table:table-row>
        <table:table-row table:style-name="ro1">
          <table:table-cell office:value-type="string">
            <text:p>+0x0008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9</text:p>
          </table:table-cell>
          <table:table-cell office:value-type="string">
            <text:p>byte</text:p>
          </table:table-cell>
          <table:table-cell office:value-type="string">
            <text:p>Endian Fla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00</text:p>
          </table:table-cell>
          <table:table-cell office:value-type="string">
            <text:p>Little Endia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FF</text:p>
          </table:table-cell>
          <table:table-cell office:value-type="string">
            <text:p>Big Endian</text:p>
          </table:table-cell>
          <table:table-cell table:number-columns-repeated="1021"/>
        </table:table-row>
        <table:table-row table:style-name="ro1">
          <table:table-cell office:value-type="string">
            <text:p>+0x000A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B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Number of 0xC struct Index entries</text:p>
          </table:table-cell>
          <table:table-cell table:number-columns-repeated="1021"/>
        </table:table-row>
        <table:table-row table:style-name="ro1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Number of valid IDs</text:p>
          </table:table-cell>
          <table:table-cell table:number-columns-repeated="1021"/>
        </table:table-row>
        <table:table-row table:style-name="ro1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Offset of first ID's text offset</text:p>
          </table:table-cell>
          <table:table-cell table:number-columns-repeated="1021"/>
        </table:table-row>
        <table:table-row table:style-name="ro1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1C</text:p>
          </table:table-cell>
          <table:table-cell office:value-type="string">
            <text:p>struct 0xC</text:p>
          </table:table-cell>
          <table:table-cell office:value-type="string">
            <text:p>Start of indic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Number of 0x4s past index to start lookups a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Value of first ID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Value of last ID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SB" table:style-name="ta1" table:print="false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21" table:default-cell-style-name="ce1"/>
        <table:table-row table:style-name="ro1">
          <table:table-cell office:value-type="string">
            <text:p>struct INDEX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zer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Offset of PARAM_ST name from start of fi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Number of offsets in index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(+0x4 * (Offsets - 1))</text:p>
          </table:table-cell>
          <table:table-cell table:style-name="ce4" office:value-type="string">
            <text:p>pointer</text:p>
          </table:table-cell>
          <table:table-cell office:value-type="string">
            <text:p>Offset of next index struc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Start of entry offsets</text:p>
          </table:table-cell>
          <table:table-cell table:number-columns-repeated="1021"/>
        </table:table-row>
        <table:table-row table:style-name="ro1">
          <table:table-cell office:value-type="string">
            <text:p>end stru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uct MODEL_PARAM_ST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Offset of name from start of struc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Model typ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Model index within typ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Offset of sibpath from start of struc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end struct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truct EVENT_PARAM_ST</text:p>
          </table:table-cell>
          <table:table-cell table:number-columns-repeated="1023"/>
        </table:table-row>
        <table:table-row table:style-name="ro1">
          <table:table-cell table:style-name="ce2"/>
          <table:table-cell office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end struct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truct POINT_PARAM_ST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>
            <text:p>end stru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uct PARTS_PARAM_ST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>
            <text:p>end struct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F" table:style-name="ta1" table:print="false">
        <table:table-column table:style-name="co9" table:number-columns-repeated="1024" table:default-cell-style-name="ce1"/>
        <table:table-row table:style-name="ro1">
          <table:table-cell office:value-type="string">
            <text:p>+0x0000</text:p>
          </table:table-cell>
          <table:table-cell office:value-type="string">
            <text:p>0x4 string</text:p>
          </table:table-cell>
          <table:table-cell office:value-type="string">
            <text:p>"TPF"</text:p>
          </table:table-cell>
          <table:table-cell table:number-columns-repeated="1021"/>
        </table:table-row>
        <table:table-row table:style-name="ro1"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Length of data after header</text:p>
          </table:table-cell>
          <table:table-cell table:number-columns-repeated="1021"/>
        </table:table-row>
        <table:table-row table:style-name="ro1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Number of textures</text:p>
          </table:table-cell>
          <table:table-cell table:number-columns-repeated="1021"/>
        </table:table-row>
        <table:table-row table:style-name="ro1">
          <table:table-cell office:value-type="string">
            <text:p>+0x000C</text:p>
          </table:table-cell>
          <table:table-cell office:value-type="string">
            <text:p>byte</text:p>
          </table:table-cell>
          <table:table-cell office:value-type="string">
            <text:p>Endian fla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00</text:p>
          </table:table-cell>
          <table:table-cell office:value-type="string">
            <text:p>Little Endian, 0x14 byte indice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02</text:p>
          </table:table-cell>
          <table:table-cell office:value-type="string">
            <text:p>Big Endian, 0x20 byte indices</text:p>
          </table:table-cell>
          <table:table-cell table:number-columns-repeated="1021"/>
        </table:table-row>
        <table:table-row table:style-name="ro1">
          <table:table-cell office:value-type="string">
            <text:p>+0x000D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E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F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uct index</text:p>
          </table:table-cell>
          <table:table-cell office:value-type="string">
            <text:p>0x1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Data offse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Length of dat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8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9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A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B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Name offse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uct index</text:p>
          </table:table-cell>
          <table:table-cell office:value-type="string">
            <text:p>0x2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Data offse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Length of dat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8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9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A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B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C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D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E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F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Name offse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2016-10-20</text:date>, <text:time>16:1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51M59S</meta:editing-duration>
    <meta:editing-cycles>22</meta:editing-cycles>
    <meta:generator>OpenOffice/4.1.1$Win32 OpenOffice.org_project/411m6$Build-9775</meta:generator>
    <dc:date>2016-10-20T16:11:16.82</dc:date>
    <meta:document-statistic meta:table-count="4" meta:cell-count="331" meta:object-count="0"/>
    <meta:user-defined meta:name="Info 1"/>
    <meta:user-defined meta:name="Info 2"/>
    <meta:user-defined meta:name="Info 3"/>
    <meta:user-defined meta:name="Info 4"/>
  </office:meta>
</office:document-meta>
</file>